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P3"/>
      <text:p text:style-name="P1">Paul Matthews, </text:p>
      <text:p text:style-name="P1">Department of Computer Science and Creative Technologies, </text:p>
      <text:p text:style-name="P1">University of the West of England.</text:p>
      <text:p text:style-name="P1"/>
      <text:p text:style-name="P1"/>
      <text:p text:style-name="P2">To do: Ask question on meta:</text:p>
      <text:p text:style-name="P4">I'm working with the SE data dump and am interested in voting patterns and question contributions over time. I know it is established that the majority of questions are answered well (or at least to the questioner's satisfaction) in the first couple of days or even hours, but note that some receive good answers and a lot of votes much later. I would be interested to hear your views as to why this is (full disclosure: this is part of my information science research - contributors will be duly acknowledged).</text:p>
      <text:p text:style-name="P2"/>
      <text:h text:style-name="Heading_20_1" text:outline-level="1">Abstract</text:h>
      <text:p text:style-name="Text_20_body"/>
      <text:h text:style-name="Heading_20_1" text:outline-level="1">Introduction</text:h>
      <text:p text:style-name="Text_20_body">Social question-answering sites such as Yahoo Answers, Quora and Naven Knowledge-in have been popular in recent years as a platform for users to post questions on general or more specialist topics and receive answers from members of the community of users. <text:s/>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text:p>
      <text:p text:style-name="Text_20_body">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isophical ideals for knowledge exchange and psychological aspects of knowledge seeking and contribution. Longitudinal aspects of other collaborative information environments will be discussed. <text:s/>I will then focus on social Q &amp; A and their emergent dynamics.</text:p>
      <text:h text:style-name="Heading_20_2" text:outline-level="2">Desirable norms and architecture for a knowledge commons</text:h>
      <text:p text:style-name="Text_20_body">Online, social Q&amp;A lowers the barriers of entry to a community of knowledge to a simple interest and willingness to contribute. </text:p>
      <text:p text:style-name="Text_20_body">Social Q &amp; A provides an online analogue of a social epistemological system, with community members providing "testimony" as to the best answer to a question. The foremost theorists in social <text:soft-page-break/>epistemology regard the field as normative, in providing a framework for an epistemological system to converge on the true knowledge (defined in a number of ways). Conditions of such systems include <text:span text:style-name="T1">inclusivity, diversity and authority. </text:span><text:span text:style-name="T2">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text:span><text:span text:style-name="T1"> </text:span></text:p>
      <text:p text:style-name="Text_20_body"><text:span text:style-name="T2">Epistemic systems also need to accommodate different types of question, not only the simplified philisophical propostion of whether </text:span><text:span text:style-name="T1">p, but how tos, whichs, whys </text:span><text:span text:style-name="T2">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text:span><text:span text:style-name="T3">(consistent with Kuhn and etc)</text:span></text:p>
      <text:p text:style-name="P5">To these above conditions I would add that the system should be <text:span text:style-name="T1">dynamic,</text:span> flexible enough to accommodate new conditions that require knowledge to be updated, or new opinions or evidence to be included for consideration.</text:p>
      <text:p text:style-name="P6">Objectivity</text:p>
      <text:h text:style-name="Heading_20_2" text:outline-level="2">Sources of bias through moderation and gamified interfaces</text:h>
      <text:p text:style-name="Text_20_body">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Text_20_body">In social Q &amp; A and the Stack Overflow interface, the "fastest gun" issue has been identified and criticised. Here, users compete to answer questions as quickly as possible, in order to gain the associated reputation points if their answer is accepted by the questioner. <text:s/>This has the desirable effect of the asker receiving an answer quickly, but may sacrifice quality given that the answerer is in a rush to provide information. <text:s/>The extent of the problem was highlighted, with the first provided answer <text:span text:style-name="T4">xxx</text:span> more likely to be accepted.</text:p>
      <text:p text:style-name="P7">Expand</text:p>
      <text:h text:style-name="Heading_20_2" text:outline-level="2">Knowledge accretion in collaborative authoring environments</text:h>
      <text:p text:style-name="Text_20_body">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text:p>
      <text:p text:style-name="P7">Episteme articles on stabilisation and objectivity</text:p>
      <text:p text:style-name="P7">History flow</text:p>
      <text:h text:style-name="Heading_20_1" text:outline-level="1">Methods and Approach</text:h>
      <text:p text:style-name="Text_20_body"/>
      <text:h text:style-name="Heading_20_1" text:outline-level="1"><text:soft-page-break/>Findings</text:h>
      <text:p text:style-name="Text_20_body"/>
      <text:p text:style-name="Text_20_body">&lt;&lt;QuestionBreakdownTable, echo = FALSE, results = xml&gt;&gt;=</text:p>
      <text:p text:style-name="Text_20_body">tlSummary &lt;- getTLSummary()</text:p>
      <text:p text:style-name="Text_20_body">odfTableCaption('Longevity of Questions', numformat='1', numlettersync=FALSE, formula='Table+1', label='Table')</text:p>
      <text:p text:style-name="Text_20_body">odfTable(tlSummary,horizontal=TRUE)</text:p>
      <text:p text:style-name="Text_20_body">odfPageBreak()</text:p>
      <text:p text:style-name="Text_20_body">@</text:p>
      <text:p text:style-name="Text_20_body"/>
      <text:p text:style-name="Standard">&lt;&lt;TypicalQuestion, echo = FALSE, fig = TRUE&gt;&gt;=</text:p>
      <text:p text:style-name="Standard">qid&lt;-454303</text:p>
      <text:p text:style-name="Standard">p&lt;-stackplot(qid, gettldata(qid), getqdata(qid), F)</text:p>
      <text:p text:style-name="Standard">p</text:p>
      <text:p text:style-name="Standard">odfFigureCaption('Typical Question Timeline', numformat = '1', numlettersync = FALSE, formula='Illustration+1', label='Figure')</text:p>
      <text:p text:style-name="Standard">@</text:p>
      <text:p text:style-name="Standard"/>
      <text:p text:style-name="Standard">&lt;&lt;BreakingQuestion, echo = FALSE, fig = TRUE&gt;&gt;=</text:p>
      <text:p text:style-name="Standard">qid&lt;-295579</text:p>
      <text:p text:style-name="Standard">p&lt;-stackplot(qid, gettldata(qid), getqdata(qid), F)</text:p>
      <text:p text:style-name="Standard">p</text:p>
      <text:p text:style-name="Standard">odfFigureCaption('”Breaking” Question Timeline', numformat = '1', numlettersync = FALSE, formula='Illustration+1', label='Figure')</text:p>
      <text:p text:style-name="Standard">@</text:p>
      <text:h text:style-name="Heading_20_1" text:outline-level="1">Discussion</text:h>
      <text:p text:style-name="Text_20_body"/>
      <text:h text:style-name="Heading_20_1" text:outline-level="1">Conclusion</text:h>
      <text:p text:style-name="Text_20_body"/>
      <text:h text:style-name="Heading_20_1" text:outline-level="1">References</text:h>
      <text:p text:style-name="Text_20_body"/>
      <text:p text:style-name="Text_20_body"/>
      <text:p text:style-name="Text_20_body"/>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7-24T14:13:42</meta:creation-date>
    <dc:date>2012-07-30T17:46:12.27</dc:date>
    <meta:editing-duration>PT1H45M26S</meta:editing-duration>
    <meta:editing-cycles>18</meta:editing-cycles>
    <meta:generator>LibreOffice/3.4$Win32 LibreOffice_project/340m1$Build-502</meta:generator>
    <meta:document-statistic meta:table-count="0" meta:image-count="0" meta:object-count="0" meta:page-count="3" meta:paragraph-count="48" meta:word-count="999" meta:character-count="6625" meta:non-whitespace-character-count="5665"/>
  </office:meta>
</office:document-meta>
</file>